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9.58cm" fo:min-width="9.3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Arial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8pt" style:font-size-asian="18pt" style:font-size-complex="18pt"/>
    </style:style>
    <style:style style:name="T1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cm" svg:height="13.9cm" svg:x="7.6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4cm" svg:x="15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4cm" svg:height="0.4cm" svg:x="20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4cm" svg:height="0.4cm" svg:x="21.24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4cm" svg:height="0.4cm" svg:x="20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4cm" svg:height="0.4cm" svg:x="14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4cm" svg:height="0.4cm" svg:x="9.7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4cm" svg:height="0.4cm" svg:x="11.2cm" svg:y="16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4cm" svg:height="0.4cm" svg:x="7.6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9" draw:id="id9" draw:layer="layout" svg:width="0.4cm" svg:height="0.4cm" svg:x="7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4cm" svg:height="0.4cm" svg:x="7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22.096cm" svg:y1="4.531cm" svg:x2="20.4cm" svg:y2="6.4cm" draw:start-shape="id1" draw:start-glue-point="2" draw:end-shape="id2" draw:end-glue-point="4" svg:d="M22096 4531c0 1401-1696 467-1696 1869" svg:viewBox="0 0 1697 1870">
          <text:p/>
        </draw:connector>
        <draw:connector draw:style-name="gr3" draw:text-style-name="P3" draw:layer="layout" draw:type="curve" svg:x1="20.4cm" svg:y1="6.8cm" svg:x2="21.243cm" svg:y2="9.6cm" draw:start-shape="id2" draw:start-glue-point="8" draw:end-shape="id3" draw:end-glue-point="6" svg:d="M20400 6800c0 1867 281 2800 843 2800" svg:viewBox="0 0 844 2801">
          <text:p/>
        </draw:connector>
        <draw:connector draw:style-name="gr3" draw:text-style-name="P3" draw:layer="layout" draw:type="curve" svg:x1="20.658cm" svg:y1="13.258cm" svg:x2="14.4cm" svg:y2="17.1cm" draw:start-shape="id4" draw:start-glue-point="5" draw:end-shape="id5" draw:end-glue-point="4" svg:d="M20658 13258c-4172 0-6258 1280-6258 3842" svg:viewBox="0 0 6259 3843">
          <text:p/>
        </draw:connector>
        <draw:connector draw:style-name="gr3" draw:text-style-name="P3" draw:layer="layout" draw:type="curve" svg:x1="14.4cm" svg:y1="17.1cm" svg:x2="11.542cm" svg:y2="16.419cm" draw:start-shape="id5" draw:start-glue-point="4" draw:end-shape="id6" draw:end-glue-point="11" svg:d="M14400 17100c0-454-952-681-2858-681" svg:viewBox="0 0 2859 682">
          <text:p/>
        </draw:connector>
        <draw:connector draw:style-name="gr3" draw:text-style-name="P3" draw:layer="layout" draw:type="curve" svg:x1="11.542cm" svg:y1="16.419cm" svg:x2="10.042cm" svg:y2="15.358cm" draw:start-shape="id6" draw:start-glue-point="11" draw:end-shape="id7" draw:end-glue-point="11" svg:d="M11542 16419c0-708-500-1061-1500-1061" svg:viewBox="0 0 1501 1062">
          <text:p/>
        </draw:connector>
        <draw:connector draw:style-name="gr3" draw:text-style-name="P3" draw:layer="layout" draw:type="curve" svg:x1="10.042cm" svg:y1="15.358cm" svg:x2="8cm" svg:y2="12.1cm" draw:start-shape="id7" draw:start-glue-point="11" draw:end-shape="id8" draw:end-glue-point="10" svg:d="M10042 15358c0-2172-680-3258-2042-3258" svg:viewBox="0 0 2043 3259">
          <text:p/>
        </draw:connector>
        <draw:frame draw:style-name="gr4" draw:text-style-name="P5" draw:layer="layout" svg:width="1.347cm" svg:height="0.962cm" svg:x="15.49cm" svg:y="2.338cm">
          <draw:text-box>
            <text:p text:style-name="P4"><text:span text:style-name="T1">N1</text:span></text:p>
          </draw:text-box>
        </draw:frame>
        <draw:frame draw:style-name="gr4" draw:text-style-name="P5" draw:layer="layout" svg:width="1.347cm" svg:height="0.962cm" svg:x="20.684cm" svg:y="6.241cm">
          <draw:text-box>
            <text:p text:style-name="P4"><text:span text:style-name="T1">N8</text:span></text:p>
          </draw:text-box>
        </draw:frame>
        <draw:connector draw:style-name="gr3" draw:text-style-name="P3" draw:layer="layout" draw:type="curve" svg:x1="8cm" svg:y1="12.1cm" svg:x2="7.8cm" svg:y2="10.7cm" draw:start-shape="id8" draw:start-glue-point="10" draw:end-shape="id9" draw:end-glue-point="10" svg:d="M8000 12100c753 0 853-1400-200-1400" svg:viewBox="0 0 779 1401">
          <text:p/>
        </draw:connector>
        <draw:connector draw:style-name="gr3" draw:text-style-name="P3" draw:layer="layout" draw:type="curve" svg:x1="7.8cm" svg:y1="10.7cm" svg:x2="8cm" svg:y2="8.7cm" draw:start-shape="id9" draw:start-glue-point="10" draw:end-shape="id10" draw:end-glue-point="10" svg:d="M7800 10700c1053 0 953-2000 200-2000" svg:viewBox="0 0 779 2001">
          <text:p/>
        </draw:connector>
        <draw:connector draw:style-name="gr3" draw:text-style-name="P3" draw:layer="layout" draw:type="curve" svg:x1="21.243cm" svg:y1="9.6cm" svg:x2="20.658cm" svg:y2="13.258cm" draw:start-shape="id3" draw:start-glue-point="6" draw:end-shape="id4" draw:end-glue-point="5" svg:d="M21243 9600c-390 0-585 1219-585 3658" svg:viewBox="0 0 586 3659">
          <text:p/>
        </draw:connector>
        <draw:frame draw:style-name="gr5" draw:text-style-name="P5" draw:layer="layout" svg:width="1.736cm" svg:height="0.962cm" svg:x="21.5cm" svg:y="8.66cm">
          <draw:text-box>
            <text:p text:style-name="P4"><text:span text:style-name="T1">N14</text:span></text:p>
          </draw:text-box>
        </draw:frame>
        <draw:frame draw:style-name="gr5" draw:text-style-name="P5" draw:layer="layout" svg:width="1.736cm" svg:height="0.962cm" svg:x="21.078cm" svg:y="12.826cm">
          <draw:text-box>
            <text:p text:style-name="P4"><text:span text:style-name="T1">N21</text:span></text:p>
          </draw:text-box>
        </draw:frame>
        <draw:frame draw:style-name="gr5" draw:text-style-name="P5" draw:layer="layout" svg:width="1.736cm" svg:height="0.962cm" svg:x="12.864cm" svg:y="17.5cm">
          <draw:text-box>
            <text:p text:style-name="P4"><text:span text:style-name="T1">N32</text:span></text:p>
          </draw:text-box>
        </draw:frame>
        <draw:frame draw:style-name="gr5" draw:text-style-name="P5" draw:layer="layout" svg:width="1.736cm" svg:height="0.962cm" svg:x="9.864cm" svg:y="16.761cm">
          <draw:text-box>
            <text:p text:style-name="P4"><text:span text:style-name="T1">N38</text:span></text:p>
          </draw:text-box>
        </draw:frame>
        <draw:frame draw:style-name="gr5" draw:text-style-name="P5" draw:layer="layout" svg:width="1.736cm" svg:height="0.962cm" svg:x="8.09cm" svg:y="15.7cm">
          <draw:text-box>
            <text:p text:style-name="P4"><text:span text:style-name="T1">N42</text:span></text:p>
          </draw:text-box>
        </draw:frame>
        <draw:frame draw:style-name="gr5" draw:text-style-name="P5" draw:layer="layout" svg:width="1.736cm" svg:height="0.962cm" svg:x="5.864cm" svg:y="12.125cm">
          <draw:text-box>
            <text:p text:style-name="P4"><text:span text:style-name="T1">N48</text:span></text:p>
          </draw:text-box>
        </draw:frame>
        <draw:frame draw:style-name="gr5" draw:text-style-name="P5" draw:layer="layout" svg:width="1.736cm" svg:height="0.962cm" svg:x="5.668cm" svg:y="10.362cm">
          <draw:text-box>
            <text:p text:style-name="P4"><text:span text:style-name="T1">N51</text:span></text:p>
          </draw:text-box>
        </draw:frame>
        <draw:frame draw:style-name="gr5" draw:text-style-name="P5" draw:layer="layout" svg:width="1.736cm" svg:height="0.962cm" svg:x="5.864cm" svg:y="7.938cm">
          <draw:text-box>
            <text:p text:style-name="P4"><text:span text:style-name="T1">N56</text:span></text:p>
          </draw:text-box>
        </draw:frame>
        <draw:frame draw:style-name="gr6" draw:text-style-name="P5" xml:id="id1" draw:id="id1" draw:layer="layout" svg:width="3.957cm" svg:height="0.962cm" svg:x="20.118cm" svg:y="3.569cm">
          <draw:text-box>
            <text:p text:style-name="P4"><text:span text:style-name="T1">lookup(K54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4T18:37:33.687000000</dc:date>
    <meta:editing-duration>P1DT5H43M46S</meta:editing-duration>
    <meta:editing-cycles>87</meta:editing-cycles>
    <meta:generator>LibreOffice/6.4.5.2$Windows_X86_64 LibreOffice_project/a726b36747cf2001e06b58ad5db1aa3a9a1872d6</meta:generator>
    <meta:document-statistic meta:object-count="31"/>
  </office:meta>
</office:document-meta>
</file>